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Pictures/10000001000002150000014FD43DC716C0D8D3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20"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21"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P22"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style>
    <style:style style:name="T15" style:family="text">
      <style:text-properties style:font-name="Arial1" fo:language="de" fo:country="DE" style:text-underline-style="none" fo:font-weight="normal" style:font-weight-asian="normal" style:font-weight-complex="normal"/>
    </style:style>
    <style:style style:name="T16" style:family="text">
      <style:text-properties style:font-name="Arial1" fo:language="de" fo:country="D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8.304cm" svg:y="0.131cm" svg:width="9.58cm" svg:height="5.636cm"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10.368cm" svg:y="0.191cm" svg:width="6.759cm" svg:height="5.863cm"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6.481cm" svg:y="0.189cm" svg:width="10.756cm" svg:height="5.39cm"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0">Typen, Module, Schnittstellen</text:p>
      <text:p text:style-name="P13"><text:span text:style-name="T7"/></text:p>
      <text:p text:style-name="P14"><text:span text:style-name="T7">Was ist Klasse: </text:span><text:span text:style-name="T11">Container um Code zu strukturieren, Ein Bauplan, Schnittstellendef.</text:span></text:p>
      <text:p text:style-name="P15"><text:span text:style-name="T7">Was sagt uns Typdeklaration: </text:span><text:span text:style-name="T11">Was gültige werte sind. Was man mit variable machen kann.</text:span></text:p>
      <text:p text:style-name="P15"><text:span text:style-name="T7">Was sagt es dem Compiler: </text:span><text:span text:style-name="T11">Wie viel speicher er reservieren soll. Welche Operationen zulassen.</text:span></text:p>
      <text:p text:style-name="P15"><text:span text:style-name="T7">Type-Checker: </text:span><text:span text:style-name="T11">Verhindert Programmierfehler. Hilft manche Fehler bereits zur Kompilierzeit zu finden.</text:span></text:p>
      <text:p text:style-name="P15"><text:span text:style-name="T11"/></text:p>
      <text:p text:style-name="P19">Modularisierung.</text:p>
      <text:p text:style-name="P15"><text:span text:style-name="T7">Ziele: </text:span><text:span text:style-name="T11">Bessere Verständlichkeit, Erweiterbarkeit, Parallelisierte Entwicklung.</text:span></text:p>
      <text:p text:style-name="P15"><draw:frame draw:style-name="fr1" draw:name="Bild1" text:anchor-type="char" svg:x="10.998cm" svg:y="0.288cm" svg:width="6.084cm" svg:height="6.371cm" draw:z-index="3"><draw:image xlink:href="Pictures/100000010000023A000002551E9D92A3EEB46DCC.png" xlink:type="simple" xlink:show="embed" xlink:actuate="onLoad" draw:mime-type="image/png"/></draw:frame><text:span text:style-name="T7"/></text:p>
      <text:p text:style-name="P19">Schnittstellen.</text:p>
      <text:p text:style-name="P15"><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1"/></text:p>
      <text:p text:style-name="P15"><text:span text:style-name="T11"/></text:p>
      <text:p text:style-name="P15"><text:span text:style-name="T11"/></text:p>
      <text:p text:style-name="P20"><text:soft-page-break/><text:span text:style-name="T7">Datenkapselung &amp; Collections</text:span></text:p>
      <text:p text:style-name="P16"><text:span text:style-name="T7"/></text:p>
      <text:p text:style-name="P16"><text:span text:style-name="T7">Zustand:</text:span><text:span text:style-name="T12"> werte von Daten die sich ändern können und Einfluss aufs verhalten haben.</text:span></text:p>
      <text:p text:style-name="P15"><text:span text:style-name="T11"/></text:p>
      <text:p text:style-name="P16"><text:span text:style-name="T7">Datenkapselung:</text:span><text:span text:style-name="T12"> Instanzvariablen privat machen und auf sie nur mit öffentliche Methoden zugreifen (getter, setter). Bildet schnitt-stelle. Erfüllt Information Hiding.</text:span></text:p>
      <text:p text:style-name="P16"><text:span text:style-name="T7"/></text:p>
      <text:p text:style-name="P16"><text:span text:style-name="T7">Information Hiding:</text:span><text:span text:style-name="T12"> Verstecken von Implementierungsentscheidungen, die sich ändern können damit andere sich nicht daran verlassen.</text:span></text:p>
      <text:p text:style-name="P16"><text:span text:style-name="T12"/></text:p>
      <text:p text:style-name="P16"><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6"><text:span text:style-name="T12"/></text:p>
      <text:p text:style-name="P17"><text:span text:style-name="T7">Java Collections Frameworks:</text:span><text:span text:style-name="T12"> Ist teil von Java standard- Bibliothek und hat Interfaces (List, Set, Map, Qeue…), Implementierungsklassen (ArrayList, LinkedList, HashMap, HashSet…). </text:span><text:span text:style-name="T15">Schreiben am Anfang den Interface</text:span><text:span text:style-name="T13"> List&lt;</text:span><text:span text:style-name="T15">String</text:span><text:span text:style-name="T13">&gt; </text:span><text:span text:style-name="T15">stringList = new ArrayList&lt;&gt;() damit wenn wir im Zukunft keine ArrayList klasse nutzen wollen sondern LinkedList. Können wir dann einfach stringList = new LinkedList&lt;&gt;() sagen weil beide den Interface List implementieren.</text:span></text:p>
      <text:p text:style-name="P17"><text:span text:style-name="T15"/></text:p>
      <text:p text:style-name="P18"><text:span text:style-name="T14">Map:</text:span><text:span text:style-name="T15"> Hat zwei Elemente einer für Schlüssel und einer für die Werte. Schlüssel sind eindeutig werte aber nicht. KeySet() holt die Schlüssel, values() holt die werte. EntrySet() holt beides.</text:span></text:p>
      <text:p text:style-name="P18"><text:span text:style-name="T15"/></text:p>
      <text:p text:style-name="P21">Vererbung &amp; Polymorphie</text:p>
      <text:p text:style-name="P22"><text:span text:style-name="T14">Wenn eine Klasse von ein Interface erbt dann „implements“. Wenn eine Klasse von eine andere Klasse erbt dann „e</text:span><draw:frame draw:style-name="fr1" draw:name="Bild2" text:anchor-type="char" svg:x="0.074cm" svg:y="1.762cm" svg:width="6.107cm" svg:height="3.838cm" draw:z-index="4"><draw:image xlink:href="Pictures/10000001000002150000014FD43DC716C0D8D337.png" xlink:type="simple" xlink:show="embed" xlink:actuate="onLoad" draw:mime-type="image/png"/></draw:frame><text:span text:style-name="T14">xtends“. Wenn eine Interface von eine Interface erbt dann „extends“ </text:span></text:p>
      <text:p text:style-name="P22"><text:span text:style-name="T14"><text:s/></text:span></text:p>
      <text:p text:style-name="P22"><text:span text:style-name="T14">Abstrakte Methoden sind Methoden die wir nicht implementieren und die haben wir in abstrakte Klassen.</text:span></text:p>
      <text:p text:style-name="P22"><text:span text:style-name="T14">Mann kann abstrakte Klassen als normale Klassen oder Interfaces verwenden. </text:span></text:p>
      <text:p text:style-name="P23"><text:span text:style-name="T14">@override:</text:span><text:span text:style-name="T15"> Ist nur ein Kommentar um zu zeigen das eine Methode überschrieben wird.</text:span></text:p>
      <text:p text:style-name="P23"><text:span text:style-name="T15"/></text:p>
      <text:p text:style-name="P24"><text:span text:style-name="T14">Super:</text:span><text:span text:style-name="T15"> Damit bekommt man zugriff auf den Konstrukteur der Obere Klasse oder variablen und gibt werte dazu.</text:span></text:p>
      <text:p text:style-name="P23"><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1-21T13:30:00.143000000</dc:date>
    <meta:editing-duration>PT7H42M46S</meta:editing-duration>
    <meta:editing-cycles>14</meta:editing-cycles>
    <meta:generator>LibreOffice/7.6.2.1$Windows_X86_64 LibreOffice_project/56f7684011345957bbf33a7ee678afaf4d2ba333</meta:generator>
    <meta:document-statistic meta:table-count="0" meta:image-count="5" meta:object-count="0" meta:page-count="3" meta:paragraph-count="46" meta:word-count="707" meta:character-count="4976" meta:non-whitespace-character-count="4301"/>
  </office:meta>
</office:document-meta>
</file>